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4.776cm" svg:y="0.739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8.217cm" svg:y="0cm">
            <draw:object draw:notify-on-update-of-ranges="Sheet4.B13:Sheet4.B23 Sheet4.C12:Sheet4.C12 Sheet4.C13:Sheet4.C23 Sheet4.F12:Sheet4.F12 Sheet4.F13:Sheet4.F23 Sheet4.B13:Sheet4.B23 Sheet4.D12:Sheet4.D12 Sheet4.D13:Sheet4.D23 Sheet4.B13:Sheet4.B23 Sheet4.E12:Sheet4.E12 Sheet4.E13:Sheet4.E23 Sheet4.B13:Sheet4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273cm" svg:y="9.468cm">
            <draw:object draw:notify-on-update-of-ranges="Sheet4.B30:Sheet4.B30 Sheet4.B30:Sheet4.B37 Sheet4.C29:Sheet4.C29 Sheet4.C30:Sheet4.C37 Sheet4.F29:Sheet4.F29 Sheet4.F30:Sheet4.F37 Sheet4.B30:Sheet4.B37 Sheet4.D29:Sheet4.D29 Sheet4.D30:Sheet4.D37 Sheet4.B30:Sheet4.B37 Sheet4.E29:Sheet4.E29 Sheet4.E30:Sheet4.E37 Sheet4.B30:Sheet4.B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p =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_mult = 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3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3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3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table:formula="of:=([.C8]+[.C7])/2" office:value-type="float" office:value="8427.67551514741" calcext:value-type="float">
            <text:p>8427.67551514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4" office:value-type="float" office:value="0.806313416009019" calcext:value-type="float">
            <text:p>0.81</text:p>
          </table:table-cell>
          <table:table-cell table:style-name="ce14" office:value-type="float" office:value="0.938338926174497" calcext:value-type="float">
            <text:p>0.94</text:p>
          </table:table-cell>
          <table:table-cell table:style-name="ce14" office:value-type="float" office:value="0.756595264937993" calcext:value-type="float">
            <text:p>0.76</text:p>
          </table:table-cell>
          <table:table-cell table:style-name="ce14" office:value-type="float" office:value="0.614159292035398" calcext:value-type="float">
            <text:p>0.61</text:p>
          </table:table-cell>
          <table:table-cell table:style-name="ce14" office:value-type="float" office:value="0.390265486725664" calcext:value-type="float">
            <text:p>0.39</text:p>
          </table:table-cell>
          <table:table-cell table:style-name="ce14" office:value-type="float" office:value="0.214543404735062" calcext:value-type="float">
            <text:p>0.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style-name="ce14" office:value-type="float" office:value="0.989861751152074" calcext:value-type="float">
            <text:p>0.99</text:p>
          </table:table-cell>
          <table:table-cell table:style-name="ce14" office:value-type="float" office:value="0.925046554934823" calcext:value-type="float">
            <text:p>0.93</text:p>
          </table:table-cell>
          <table:table-cell table:style-name="ce14" office:value-type="float" office:value="0.915668202764977" calcext:value-type="float">
            <text:p>0.92</text:p>
          </table:table-cell>
          <table:table-cell table:style-name="ce14" office:value-type="float" office:value="0.506060606060606" calcext:value-type="float">
            <text:p>0.51</text:p>
          </table:table-cell>
          <table:table-cell table:style-name="ce14" office:value-type="float" office:value="0.487878787878788" calcext:value-type="float">
            <text:p>0.49</text:p>
          </table:table-cell>
          <table:table-cell table:style-name="ce14" office:value-type="float" office:value="0.0466589861751152" calcext:value-type="float">
            <text:p>0.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style-name="ce14" office:value-type="float" office:value="1.03901601830664" calcext:value-type="float">
            <text:p>1.04</text:p>
          </table:table-cell>
          <table:table-cell table:style-name="ce14" office:value-type="float" office:value="0.923907058693976" calcext:value-type="float">
            <text:p>0.92</text:p>
          </table:table-cell>
          <table:table-cell table:style-name="ce14" office:value-type="float" office:value="0.959954233409611" calcext:value-type="float">
            <text:p>0.96</text:p>
          </table:table-cell>
          <table:table-cell table:style-name="ce14" office:value-type="float" office:value="0.473015873015873" calcext:value-type="float">
            <text:p>0.47</text:p>
          </table:table-cell>
          <table:table-cell table:style-name="ce14" office:value-type="float" office:value="0.548412698412698" calcext:value-type="float">
            <text:p>0.55</text:p>
          </table:table-cell>
          <table:table-cell table:style-name="ce14" office:value-type="float" office:value="0.0034324942791762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4" office:value-type="float" office:value="1.07025171624714" calcext:value-type="float">
            <text:p>1.07</text:p>
          </table:table-cell>
          <table:table-cell table:style-name="ce14" office:value-type="float" office:value="0.914475090870216" calcext:value-type="float">
            <text:p>0.91</text:p>
          </table:table-cell>
          <table:table-cell table:style-name="ce14" office:value-type="float" office:value="0.978718535469108" calcext:value-type="float">
            <text:p>0.98</text:p>
          </table:table-cell>
          <table:table-cell table:style-name="ce14" office:value-type="float" office:value="0.388888888888889" calcext:value-type="float">
            <text:p>0.39</text:p>
          </table:table-cell>
          <table:table-cell table:style-name="ce14" office:value-type="float" office:value="0.634920634920635" calcext:value-type="float">
            <text:p>0.63</text:p>
          </table:table-cell>
          <table:table-cell table:style-name="ce14" office:value-type="float" office:value="0.0005720823798627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style-name="ce14" office:value-type="float" office:value="1.0717067583047" calcext:value-type="float">
            <text:p>1.07</text:p>
          </table:table-cell>
          <table:table-cell table:style-name="ce14" office:value-type="float" office:value="0.908721675929885" calcext:value-type="float">
            <text:p>0.91</text:p>
          </table:table-cell>
          <table:table-cell table:style-name="ce14" office:value-type="float" office:value="0.973883161512027" calcext:value-type="float">
            <text:p>0.97</text:p>
          </table:table-cell>
          <table:table-cell table:style-name="ce14" office:value-type="float" office:value="0.37007874015748" calcext:value-type="float">
            <text:p>0.37</text:p>
          </table:table-cell>
          <table:table-cell table:style-name="ce14" office:value-type="float" office:value="0.67244094488189" calcext:value-type="float">
            <text:p>0.67</text:p>
          </table:table-cell>
          <table:table-cell table:style-name="ce14" office:value-type="float" office:value="0.0001145475372279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style-name="ce14" office:value-type="float" office:value="1.09073226544622" calcext:value-type="float">
            <text:p>1.09</text:p>
          </table:table-cell>
          <table:table-cell table:style-name="ce14" office:value-type="float" office:value="0.891639567817056" calcext:value-type="float">
            <text:p>0.89</text:p>
          </table:table-cell>
          <table:table-cell table:style-name="ce14" office:value-type="float" office:value="0.97254004576659" calcext:value-type="float">
            <text:p>0.97</text:p>
          </table:table-cell>
          <table:table-cell table:style-name="ce14" office:value-type="float" office:value="0.192857142857143" calcext:value-type="float">
            <text:p>0.19</text:p>
          </table:table-cell>
          <table:table-cell table:style-name="ce14" office:value-type="float" office:value="0.81984126984127" calcext:value-type="float">
            <text:p>0.82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4" office:value-type="float" office:value="1.09977142857143" calcext:value-type="float">
            <text:p>1.10</text:p>
          </table:table-cell>
          <table:table-cell table:style-name="ce14" office:value-type="float" office:value="0.876545775745609" calcext:value-type="float">
            <text:p>0.88</text:p>
          </table:table-cell>
          <table:table-cell table:style-name="ce14" office:value-type="float" office:value="0.964" calcext:value-type="float">
            <text:p>0.96</text:p>
          </table:table-cell>
          <table:table-cell table:style-name="ce14" office:value-type="float" office:value="0.076" calcext:value-type="float">
            <text:p>0.08</text:p>
          </table:table-cell>
          <table:table-cell table:style-name="ce14" office:value-type="float" office:value="0.9504" calcext:value-type="float">
            <text:p>0.95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table:number-columns-repeated="6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3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3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3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2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.0707622298066" calcext:value-type="float">
            <text:p>1.07</text:p>
          </table:table-cell>
          <table:table-cell table:style-name="ce14" office:value-type="float" office:value="0.906502337441564" calcext:value-type="float">
            <text:p>0.91</text:p>
          </table:table-cell>
          <table:table-cell table:style-name="ce14" office:value-type="float" office:value="0.970648464163823" calcext:value-type="float">
            <text:p>0.97</text:p>
          </table:table-cell>
          <table:table-cell table:style-name="ce14" office:value-type="float" office:value="0.29504132231405" calcext:value-type="float">
            <text:p>0.30</text:p>
          </table:table-cell>
          <table:table-cell table:style-name="ce14" office:value-type="float" office:value="0.727272727272727" calcext:value-type="float">
            <text:p>0.73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4" office:value-type="float" office:value="1.04313280363224" calcext:value-type="float">
            <text:p>1.04</text:p>
          </table:table-cell>
          <table:table-cell table:style-name="ce14" office:value-type="float" office:value="0.917519042437432" calcext:value-type="float">
            <text:p>0.92</text:p>
          </table:table-cell>
          <table:table-cell table:style-name="ce14" office:value-type="float" office:value="0.957094211123723" calcext:value-type="float">
            <text:p>0.96</text:p>
          </table:table-cell>
          <table:table-cell table:style-name="ce14" office:value-type="float" office:value="0.374789915966387" calcext:value-type="float">
            <text:p>0.37</text:p>
          </table:table-cell>
          <table:table-cell table:style-name="ce14" office:value-type="float" office:value="0.636974789915966" calcext:value-type="float">
            <text:p>0.64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4" office:value-type="float" office:value="1.07025171624714" calcext:value-type="float">
            <text:p>1.07</text:p>
          </table:table-cell>
          <table:table-cell table:style-name="ce14" office:value-type="float" office:value="0.914475090870216" calcext:value-type="float">
            <text:p>0.91</text:p>
          </table:table-cell>
          <table:table-cell table:style-name="ce14" office:value-type="float" office:value="0.978718535469108" calcext:value-type="float">
            <text:p>0.98</text:p>
          </table:table-cell>
          <table:table-cell table:style-name="ce14" office:value-type="float" office:value="0.388888888888889" calcext:value-type="float">
            <text:p>0.39</text:p>
          </table:table-cell>
          <table:table-cell table:style-name="ce14" office:value-type="float" office:value="0.634920634920635" calcext:value-type="float">
            <text:p>0.63</text:p>
          </table:table-cell>
          <table:table-cell table:style-name="ce14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4" office:value-type="float" office:value="1.04446978335234" calcext:value-type="float">
            <text:p>1.04</text:p>
          </table:table-cell>
          <table:table-cell table:style-name="ce14" office:value-type="float" office:value="0.925" calcext:value-type="float">
            <text:p>0.93</text:p>
          </table:table-cell>
          <table:table-cell table:style-name="ce14" office:value-type="float" office:value="0.966134549600912" calcext:value-type="float">
            <text:p>0.97</text:p>
          </table:table-cell>
          <table:table-cell table:style-name="ce14" office:value-type="float" office:value="0.486178861788618" calcext:value-type="float">
            <text:p>0.49</text:p>
          </table:table-cell>
          <table:table-cell table:style-name="ce14" office:value-type="float" office:value="0.558536585365854" calcext:value-type="float">
            <text:p>0.56</text:p>
          </table:table-cell>
          <table:table-cell table:style-name="ce14" office:value-type="float" office:value="0.0046750285062713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4" office:value-type="float" office:value="1.03269447576099" calcext:value-type="float">
            <text:p>1.03</text:p>
          </table:table-cell>
          <table:table-cell table:style-name="ce14" office:value-type="float" office:value="0.925873362445415" calcext:value-type="float">
            <text:p>0.93</text:p>
          </table:table-cell>
          <table:table-cell table:style-name="ce14" office:value-type="float" office:value="0.956144306651635" calcext:value-type="float">
            <text:p>0.96</text:p>
          </table:table-cell>
          <table:table-cell table:style-name="ce14" office:value-type="float" office:value="0.36283185840708" calcext:value-type="float">
            <text:p>0.36</text:p>
          </table:table-cell>
          <table:table-cell table:style-name="ce14" office:value-type="float" office:value="0.600884955752212" calcext:value-type="float">
            <text:p>0.60</text:p>
          </table:table-cell>
          <table:table-cell table:style-name="ce14" office:value-type="float" office:value="0.010710259301014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4" office:value-type="float" office:value="1.0369441277081" calcext:value-type="float">
            <text:p>1.04</text:p>
          </table:table-cell>
          <table:table-cell table:style-name="ce14" office:value-type="float" office:value="0.913129535957774" calcext:value-type="float">
            <text:p>0.91</text:p>
          </table:table-cell>
          <table:table-cell table:style-name="ce14" office:value-type="float" office:value="0.946864310148233" calcext:value-type="float">
            <text:p>0.95</text:p>
          </table:table-cell>
          <table:table-cell table:style-name="ce14" office:value-type="float" office:value="0.355284552845528" calcext:value-type="float">
            <text:p>0.36</text:p>
          </table:table-cell>
          <table:table-cell table:style-name="ce14" office:value-type="float" office:value="0.642276422764228" calcext:value-type="float">
            <text:p>0.64</text:p>
          </table:table-cell>
          <table:table-cell table:style-name="ce14" office:value-type="float" office:value="0.019612314709236" calcext:value-type="float">
            <text:p>0.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table:number-columns-repeated="6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3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3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3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4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 (um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14" office:value-type="float" office:value="1.07025171624714" calcext:value-type="float">
            <text:p>1.07</text:p>
          </table:table-cell>
          <table:table-cell table:style-name="ce14" office:value-type="float" office:value="0.914475090870216" calcext:value-type="float">
            <text:p>0.91</text:p>
          </table:table-cell>
          <table:table-cell table:style-name="ce14" office:value-type="float" office:value="0.978718535469108" calcext:value-type="float">
            <text:p>0.98</text:p>
          </table:table-cell>
          <table:table-cell table:style-name="ce14" office:value-type="float" office:value="0.388888888888889" calcext:value-type="float">
            <text:p>0.39</text:p>
          </table:table-cell>
          <table:table-cell table:style-name="ce14" office:value-type="float" office:value="0.634920634920635" calcext:value-type="float">
            <text:p>0.63</text:p>
          </table:table-cell>
          <table:table-cell table:style-name="ce14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4" office:value-type="float" office:value="1.06623831775701" calcext:value-type="float">
            <text:p>1.07</text:p>
          </table:table-cell>
          <table:table-cell table:style-name="ce14" office:value-type="float" office:value="0.914648844088967" calcext:value-type="float">
            <text:p>0.91</text:p>
          </table:table-cell>
          <table:table-cell table:style-name="ce14" office:value-type="float" office:value="0.975233644859813" calcext:value-type="float">
            <text:p>0.98</text:p>
          </table:table-cell>
          <table:table-cell table:style-name="ce14" office:value-type="float" office:value="0.501388888888889" calcext:value-type="float">
            <text:p>0.50</text:p>
          </table:table-cell>
          <table:table-cell table:style-name="ce14" office:value-type="float" office:value="0.540972222222222" calcext:value-type="float">
            <text:p>0.54</text:p>
          </table:table-cell>
          <table:table-cell table:style-name="ce14" office:value-type="float" office:value="0.00280373831775701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14" office:value-type="float" office:value="1.04697833523375" calcext:value-type="float">
            <text:p>1.05</text:p>
          </table:table-cell>
          <table:table-cell table:style-name="ce14" office:value-type="float" office:value="0.945545632759747" calcext:value-type="float">
            <text:p>0.95</text:p>
          </table:table-cell>
          <table:table-cell table:style-name="ce14" office:value-type="float" office:value="0.989965792474344" calcext:value-type="float">
            <text:p>0.99</text:p>
          </table:table-cell>
          <table:table-cell table:style-name="ce14" office:value-type="float" office:value="0.621138211382114" calcext:value-type="float">
            <text:p>0.62</text:p>
          </table:table-cell>
          <table:table-cell table:style-name="ce14" office:value-type="float" office:value="0.40650406504065" calcext:value-type="float">
            <text:p>0.41</text:p>
          </table:table-cell>
          <table:table-cell table:style-name="ce14" office:value-type="float" office:value="0.00478905359179019" calcext:value-type="float">
            <text:p>0.00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09T23:49:28.087843073</dc:date>
    <meta:editing-duration>P11DT3H27S</meta:editing-duration>
    <meta:editing-cycles>80</meta:editing-cycles>
    <meta:document-statistic meta:table-count="4" meta:cell-count="2142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089cm" svg:y="6.165cm" style:legend-expansion="custom" svg:width="3.932cm" svg:height="1.594cm" style:legend-expansion-aspect-ratio="2.46675031367629" chart:style-name="ch2"/>
        <chart:plot-area chart:style-name="ch3" table:cell-range-address="Sheet4.B13:Sheet4.E23 Sheet4.C12:Sheet4.E12 Sheet4.F12:Sheet4.F23" chart:data-source-has-labels="row" svg:x="0.32cm" svg:y="0.18cm" svg:width="14.924cm" svg:height="8.639cm">
          <chart:coordinate-region svg:x="1.232cm" svg:y="0.38cm" svg:width="13.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3:Sheet4.C23" chart:label-cell-address="Sheet4.C12:Sheet4.C12" chart:class="chart:scatter">
            <chart:domain table:cell-range-address="Sheet4.B13:Sheet4.B23"/>
            <chart:data-point chart:repeated="11"/>
          </chart:series>
          <chart:series chart:style-name="ch8" chart:values-cell-range-address="Sheet4.F13:Sheet4.F23" chart:label-cell-address="Sheet4.F12:Sheet4.F12" chart:class="chart:scatter">
            <chart:data-point chart:repeated="11"/>
          </chart:series>
          <chart:series chart:style-name="ch9" chart:values-cell-range-address="Sheet4.D13:Sheet4.D23" chart:label-cell-address="Sheet4.D12:Sheet4.D12" chart:class="chart:scatter">
            <chart:data-point chart:repeated="11"/>
          </chart:series>
          <chart:series chart:style-name="ch10" chart:values-cell-range-address="Sheet4.E13:Sheet4.E23" chart:label-cell-address="Sheet4.E12:Sheet4.E1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12:Sheet4.C12</svg:desc>
                </draw:g>
              </table:table-cell>
              <table:table-cell office:value-type="string">
                <text:p>kb_corr</text:p>
                <draw:g>
                  <svg:desc>Sheet4.F12:Sheet4.F12</svg:desc>
                </draw:g>
              </table:table-cell>
              <table:table-cell office:value-type="string">
                <text:p>corr_counts</text:p>
                <draw:g>
                  <svg:desc>Sheet4.D12:Sheet4.D12</svg:desc>
                </draw:g>
              </table:table-cell>
              <table:table-cell office:value-type="string">
                <text:p>ka_corr</text:p>
                <draw:g>
                  <svg:desc>Sheet4.E12:Sheet4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4.B13:Sheet4.B23</svg:desc>
                </draw:g>
              </table:table-cell>
              <table:table-cell office:value-type="float" office:value="0.806313416009019">
                <text:p>0.806313416009019</text:p>
                <draw:g>
                  <svg:desc>Sheet4.C13:Sheet4.C23</svg:desc>
                </draw:g>
              </table:table-cell>
              <table:table-cell office:value-type="float" office:value="0.614159292035398">
                <text:p>0.614159292035398</text:p>
                <draw:g>
                  <svg:desc>Sheet4.F13:Sheet4.F23</svg:desc>
                </draw:g>
              </table:table-cell>
              <table:table-cell office:value-type="float" office:value="0.938338926174497">
                <text:p>0.938338926174497</text:p>
                <draw:g>
                  <svg:desc>Sheet4.D13:Sheet4.D23</svg:desc>
                </draw:g>
              </table:table-cell>
              <table:table-cell office:value-type="float" office:value="0.756595264937993">
                <text:p>0.756595264937993</text:p>
                <draw:g>
                  <svg:desc>Sheet4.E1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00">
                <text:p>8200</text:p>
              </table:table-cell>
              <table:table-cell office:value-type="float" office:value="0.989861751152074">
                <text:p>0.989861751152074</text:p>
              </table:table-cell>
              <table:table-cell office:value-type="float" office:value="0.506060606060606">
                <text:p>0.506060606060606</text:p>
              </table:table-cell>
              <table:table-cell office:value-type="float" office:value="0.925046554934823">
                <text:p>0.925046554934823</text:p>
              </table:table-cell>
              <table:table-cell office:value-type="float" office:value="0.915668202764977">
                <text:p>0.915668202764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03901601830664">
                <text:p>1.03901601830664</text:p>
              </table:table-cell>
              <table:table-cell office:value-type="float" office:value="0.473015873015873">
                <text:p>0.473015873015873</text:p>
              </table:table-cell>
              <table:table-cell office:value-type="float" office:value="0.923907058693976">
                <text:p>0.923907058693976</text:p>
              </table:table-cell>
              <table:table-cell office:value-type="float" office:value="0.959954233409611">
                <text:p>0.959954233409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0">
                <text:p>8500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0">
                <text:p>8600</text:p>
              </table:table-cell>
              <table:table-cell office:value-type="float" office:value="1.0717067583047">
                <text:p>1.0717067583047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908721675929885">
                <text:p>0.908721675929885</text:p>
              </table:table-cell>
              <table:table-cell office:value-type="float" office:value="0.973883161512027">
                <text:p>0.97388316151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1.09073226544622">
                <text:p>1.0907322654462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891639567817056">
                <text:p>0.891639567817056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1.09977142857143">
                <text:p>1.09977142857143</text:p>
              </table:table-cell>
              <table:table-cell office:value-type="float" office:value="0.076">
                <text:p>0.076</text:p>
              </table:table-cell>
              <table:table-cell office:value-type="float" office:value="0.876545775745609">
                <text:p>0.87654577574560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30:Sheet4.E37 Sheet4.C29:Sheet4.E29 Sheet4.F29:Sheet4.F37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30:Sheet4.C37" chart:label-cell-address="Sheet4.C29:Sheet4.C29" chart:class="chart:scatter">
            <chart:domain table:cell-range-address="Sheet4.B30:Sheet4.B37"/>
            <chart:data-point chart:repeated="8"/>
          </chart:series>
          <chart:series chart:style-name="ch8" chart:values-cell-range-address="Sheet4.F30:Sheet4.F37" chart:label-cell-address="Sheet4.F29:Sheet4.F29" chart:class="chart:scatter">
            <chart:data-point chart:repeated="8"/>
          </chart:series>
          <chart:series chart:style-name="ch9" chart:values-cell-range-address="Sheet4.D30:Sheet4.D37" chart:label-cell-address="Sheet4.D29:Sheet4.D29" chart:class="chart:scatter">
            <chart:data-point chart:repeated="8"/>
          </chart:series>
          <chart:series chart:style-name="ch10" chart:values-cell-range-address="Sheet4.E30:Sheet4.E37" chart:label-cell-address="Sheet4.E29:Sheet4.E2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29:Sheet4.C29</svg:desc>
                </draw:g>
              </table:table-cell>
              <table:table-cell office:value-type="string">
                <text:p>kb_corr</text:p>
                <draw:g>
                  <svg:desc>Sheet4.F29:Sheet4.F29</svg:desc>
                </draw:g>
              </table:table-cell>
              <table:table-cell office:value-type="string">
                <text:p>corr_counts</text:p>
                <draw:g>
                  <svg:desc>Sheet4.D29:Sheet4.D29</svg:desc>
                </draw:g>
              </table:table-cell>
              <table:table-cell office:value-type="string">
                <text:p>ka_corr</text:p>
                <draw:g>
                  <svg:desc>Sheet4.E29:Sheet4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30:Sheet4.B37</svg:desc>
                </draw:g>
              </table:table-cell>
              <table:table-cell office:value-type="float" office:value="1.0707622298066">
                <text:p>1.0707622298066</text:p>
                <draw:g>
                  <svg:desc>Sheet4.C30:Sheet4.C37</svg:desc>
                </draw:g>
              </table:table-cell>
              <table:table-cell office:value-type="float" office:value="0.29504132231405">
                <text:p>0.29504132231405</text:p>
                <draw:g>
                  <svg:desc>Sheet4.F30:Sheet4.F37</svg:desc>
                </draw:g>
              </table:table-cell>
              <table:table-cell office:value-type="float" office:value="0.906502337441564">
                <text:p>0.906502337441564</text:p>
                <draw:g>
                  <svg:desc>Sheet4.D30:Sheet4.D37</svg:desc>
                </draw:g>
              </table:table-cell>
              <table:table-cell office:value-type="float" office:value="0.970648464163823">
                <text:p>0.970648464163823</text:p>
                <draw:g>
                  <svg:desc>Sheet4.E30:Sheet4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313280363224">
                <text:p>1.04313280363224</text:p>
              </table:table-cell>
              <table:table-cell office:value-type="float" office:value="0.374789915966387">
                <text:p>0.374789915966387</text:p>
              </table:table-cell>
              <table:table-cell office:value-type="float" office:value="0.917519042437432">
                <text:p>0.917519042437432</text:p>
              </table:table-cell>
              <table:table-cell office:value-type="float" office:value="0.957094211123723">
                <text:p>0.957094211123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04446978335234">
                <text:p>1.04446978335234</text:p>
              </table:table-cell>
              <table:table-cell office:value-type="float" office:value="0.486178861788618">
                <text:p>0.486178861788618</text:p>
              </table:table-cell>
              <table:table-cell office:value-type="float" office:value="0.925">
                <text:p>0.925</text:p>
              </table:table-cell>
              <table:table-cell office:value-type="float" office:value="0.966134549600912">
                <text:p>0.9661345496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03269447576099">
                <text:p>1.03269447576099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925873362445415">
                <text:p>0.925873362445415</text:p>
              </table:table-cell>
              <table:table-cell office:value-type="float" office:value="0.956144306651635">
                <text:p>0.95614430665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369441277081">
                <text:p>1.0369441277081</text:p>
              </table:table-cell>
              <table:table-cell office:value-type="float" office:value="0.355284552845528">
                <text:p>0.355284552845528</text:p>
              </table:table-cell>
              <table:table-cell office:value-type="float" office:value="0.913129535957774">
                <text:p>0.913129535957774</text:p>
              </table:table-cell>
              <table:table-cell office:value-type="float" office:value="0.946864310148233">
                <text:p>0.946864310148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